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egunta 1:</text:p>
      <text:p text:style-name="P2">Crear los grupos:</text:p>
      <text:p text:style-name="Normal">sudo groupadd exdaw<text:line-break/>sudo groupadd exdam</text:p>
      <text:p text:style-name="Normal"/>
      <text:p text:style-name="P3">Crear los usuarios:</text:p>
      <text:p text:style-name="Normal">Sudo useradd:<text:line-break/>-m para crearles un directorio personal<text:line-break/>-s para definir el Shell predeterminado al /bin/bash<text:line-break/>-G sudo,exdaw(exdam) para agregarlos a los grupos<text:s/>y darles permisos de administrador<text:line-break/>-userx1 y userx2 son los nombres<text:line-break/><text:line-break/>sudo useradd -m -s /bin/bash -G sudo,exdaw userx1<text:line-break/>sudo useradd -m -s /bin/bash -G sudo,exdam userx2</text:p>
      <text:p text:style-name="Normal"/>
      <text:p text:style-name="P4">Modificar las carpetas home de cada usuario:</text:p>
      <text:p text:style-name="Normal">sudo mkdir -p /home/userx1/{musica,peliculas,tareas,docs,codigo/{html,css,java,js}}</text:p>
      <text:p text:style-name="Normal">sudo mkdir -p /home/userx2/{musica,peliculas,tareas,docs,codigo/{html,css,java,js}}</text:p>
      <text:p text:style-name="Normal"/>
      <text:p text:style-name="P5">Dar permisos a los usuarios sobre las carpetas:</text:p>
      <text:p text:style-name="Normal">sudo chown -R userx1:userx1 /home/userx1<text:line-break/>sudo chown -R userx2:userx2 /home/userx2<text:line-break/><text:line-break/><text:span text:style-name="T6">Comprobar que los usuarios están correctamente creados:</text:span></text:p>
      <text:p text:style-name="Normal"><text:span text:style-name="T7">Para verificar los directorios:</text:span><text:line-break/>ls -l <text:s/>/home/userx1 <text:s text:c="2"/><text:line-break/>Esto nos dice que no tenemos permisos para leer la carpeta, así que para comprobar que también los permisos se han asignado correctamente intentamos verlo desde cada usuario con:<text:line-break/>sudo -u userx1 ls -l /home/userx1<text:line-break/>para los permisos también podemos poner …ls -ld /home/userx1</text:p>
      <text:p text:style-name="Normal"><text:span text:style-name="T8">Pregunta 2:</text:span></text:p>
      <text:p text:style-name="Normal">Para comprobar los permisos de las carpetas:<text:line-break/>Al hacer en las carpetas de cada usuario userx1 y userx2 la comprobación de permisos con ls -ld por ejemplo vemos que son:<text:line-break/><text:span text:style-name="T9"><text:line-break/></text:span>drwxr-x--- 7 userx1 userx1 4096 feb 11 16:36 /home/userx1<text:line-break/>esto significa: d- dice que es un directorio, rwx- indica que el usuario userx1 tiene permisos completos, de lectura escritura y ejecución, el r-x indica que el grupo<text:s/>exdaw tiene permisos solo de lectura y ejecución y el --- final indica que nadie más tiene acceso.<text:s/><text:line-break/>Traducido a<text:s/>octal:<text:s/><text:line-break/>rwx (111) = 7<text:line-break/>r-x (101) = 5<text:line-break/>--- (000) = 0<text:line-break/><text:span text:style-name="T10">el permiso del directorio es 750.</text:span><text:line-break/><text:span text:style-name="T11">Por qué tiene este permiso en vez de 777 que es el permiso por defecto de los directorios?:</text:span><text:span text:style-name="T12"><text:line-break/></text:span>Porque al crear la carpeta hemos indicado que estábamos modificando el directorio home de un usuario, por lo tanto, Linux ha<text:s/>creado una máscara de permisos por encima de los permisos por defecto para reforzar la seguridad.<text:line-break/><text:line-break/><text:span text:style-name="T13">Pregunta 3:</text:span><text:span text:style-name="T14"><text:line-break/></text:span><text:span text:style-name="T15">el scriptExamen1.sh contiene:</text:span><text:line-break/>!/bin/bash<text:line-break/>fecha=$(date +"%Y-%m-%d %H:%M:%S");<text:line-break/>echo $fecha &gt; /home/userx1/docs/datos.txt<text:line-break/><text:line-break/>Le damos permisos con:<text:line-break/>chmod +x scriptExamen1.sh<text:line-break/><text:line-break/>Hacemos que se ejecute cada 2 minutos modificando el crontab:<text:line-break/>sudo gedit /etc/crontab<text:line-break/>Antes de la almohadilla del final ponemos:<text:line-break/>*/2 * <text:s/>* * * root <text:s text:c="2"/>/ruta/a/el/scriptExamen1.sh<text:line-break/>Uso root como usuario para que tenga permisos tanto de ejecutar un archivo que está en mi usuario como de escribir y crear el archivo datos dentro de la carpeta home de userx1<text:line-break/>Comprobamos que se está ejecutando abriendo el archivo datos mediante el usuario userx1 con ls</text:p>
      <text:p text:style-name="Normal"/>
      <text:p text:style-name="Normal"><text:span text:style-name="T16">El scriptExamen2.sh contiene:</text:span><text:span text:style-name="T17"><text:line-break/></text:span>!/bin/bash<text:line-break/>hora=$1<text:line-break/>min=$2<text:line-break/>echo “echo ‘Es la hora!’ &gt;<text:s/>/dev/pts/0” | at<text:s/>“$hora:$min”<text:line-break/><text:line-break/>le damos permisos con chmod +x scriptExamen2.sh<text:line-break/>y lo ejecutamos con los parámetros poniendo una hora cercana para comprobar que funciona:<text:line-break/>./scriptExamen2.sh 17:27<text:line-break/>A las 17:27 en el primer terminal vemos el mensaje Es la hora! por lo que el script funciona.</text:p>
      <text:p text:style-name="Normal"/>
      <text:p text:style-name="Normal"><text:span text:style-name="T18">Pregunta 5:</text:span></text:p>
      <text:p text:style-name="Normal">Para empezar lanzamos un proceso en segundo plano, por ejemplo yes<text:line-break/><text:line-break/>yes &gt; /dev/null &amp;<text:line-break/>(ponemos /dev/null para que no lo muestre por consola y el &amp; para que se ejecute en segundo plano)<text:line-break/><text:line-break/>Comprobamos que el proceso está corriendo:<text:line-break/>ps aux | grep yes<text:line-break/></text:p>
      <text:p text:style-name="Normal">Movemos el proceso de segundo plano a primer plano:<text:line-break/>Comprobamos su identificador con Jobs</text:p>
      <text:p text:style-name="Normal">Vemos que el identificador es el 1.<text:s/><text:line-break/>Con esto movemos el proceso con fg<text:s/>%1<text:line-break/>al hacer esto la terminal 1 está corriendo yes en primer plano<text:line-break/></text:p>
      <text:p text:style-name="Normal">Necesitamos abrir otra terminal para matar el proceso:<text:line-break/>pkill -f yes (esto busca los procesos llamados yes y los mata)<text:line-break/><text:line-break/>Si miramos la otra terminal podemos ver que pone Terminado y yes ya no está corriendo.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5-02-11T15:23:00Z</meta:creation-date>
    <dc:date>2025-02-11T16:59:00Z</dc:date>
    <meta:print-date>2025-02-11T16:57:00Z</meta:print-date>
    <meta:template xlink:href="Normal.dotm" xlink:type="simple"/>
    <meta:editing-cycles>2</meta:editing-cycles>
    <meta:editing-duration>PT5760S</meta:editing-duration>
    <meta:document-statistic meta:page-count="1" meta:paragraph-count="7" meta:word-count="579" meta:character-count="3760" meta:row-count="26" meta:non-whitespace-character-count="3188"/>
  </office:meta>
</office:document-meta>
</file>